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21bd" officeooo:paragraph-rsid="000221bd"/>
    </style:style>
    <style:style style:name="P2" style:family="paragraph" style:parent-style-name="Standard">
      <style:text-properties officeooo:paragraph-rsid="000221bd"/>
    </style:style>
    <style:style style:name="P3" style:family="paragraph" style:parent-style-name="Standard">
      <style:text-properties officeooo:rsid="0002f80c" officeooo:paragraph-rsid="0002f80c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fe97" officeooo:paragraph-rsid="001bfe97" style:font-weight-asian="bold" style:font-weight-complex="bold"/>
    </style:style>
    <style:style style:name="P5" style:family="paragraph" style:parent-style-name="Standard">
      <style:text-properties fo:font-weight="bold" officeooo:rsid="0034bb1b" officeooo:paragraph-rsid="0034bb1b" fo:background-color="#ddddd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2f80c" officeooo:paragraph-rsid="0002f80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36656" officeooo:paragraph-rsid="00136656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4e642" officeooo:paragraph-rsid="0004e642"/>
    </style:style>
    <style:style style:name="P9" style:family="paragraph" style:parent-style-name="Standard">
      <style:text-properties officeooo:rsid="0004e642" officeooo:paragraph-rsid="00060db8"/>
    </style:style>
    <style:style style:name="P10" style:family="paragraph" style:parent-style-name="Standard">
      <style:text-properties officeooo:rsid="000537e4" officeooo:paragraph-rsid="000537e4"/>
    </style:style>
    <style:style style:name="P11" style:family="paragraph" style:parent-style-name="Standard">
      <style:text-properties officeooo:rsid="00085377" officeooo:paragraph-rsid="00085377"/>
    </style:style>
    <style:style style:name="P12" style:family="paragraph" style:parent-style-name="Standard">
      <style:text-properties officeooo:rsid="0009873b" officeooo:paragraph-rsid="0009873b"/>
    </style:style>
    <style:style style:name="P13" style:family="paragraph" style:parent-style-name="Standard">
      <style:text-properties officeooo:rsid="000b80d0" officeooo:paragraph-rsid="000b80d0"/>
    </style:style>
    <style:style style:name="P14" style:family="paragraph" style:parent-style-name="Standard">
      <style:text-properties officeooo:rsid="000b80d0" officeooo:paragraph-rsid="0010848b"/>
    </style:style>
    <style:style style:name="P15" style:family="paragraph" style:parent-style-name="Standard">
      <style:text-properties officeooo:rsid="000cc324" officeooo:paragraph-rsid="000cc324"/>
    </style:style>
    <style:style style:name="P16" style:family="paragraph" style:parent-style-name="Standard">
      <style:text-properties officeooo:rsid="000ccb3f" officeooo:paragraph-rsid="000ccb3f"/>
    </style:style>
    <style:style style:name="P17" style:family="paragraph" style:parent-style-name="Standard">
      <style:text-properties officeooo:rsid="000ef4e1" officeooo:paragraph-rsid="000ef4e1"/>
    </style:style>
    <style:style style:name="P18" style:family="paragraph" style:parent-style-name="Standard">
      <style:text-properties officeooo:rsid="0010848b" officeooo:paragraph-rsid="0010848b"/>
    </style:style>
    <style:style style:name="P19" style:family="paragraph" style:parent-style-name="Standard">
      <style:text-properties officeooo:rsid="00136656" officeooo:paragraph-rsid="00136656"/>
    </style:style>
    <style:style style:name="P20" style:family="paragraph" style:parent-style-name="Standard">
      <style:text-properties fo:font-size="9pt" officeooo:rsid="0027f199" officeooo:paragraph-rsid="0027f199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fo:font-size="10pt" fo:font-weight="normal" officeooo:rsid="00136656" officeooo:paragraph-rsid="00136656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officeooo:rsid="0017f606" officeooo:paragraph-rsid="0017f606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fo:font-weight="bold" officeooo:rsid="0018ecf0" officeooo:paragraph-rsid="0018ecf0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rsid="00168401" officeooo:paragraph-rsid="00168401"/>
    </style:style>
    <style:style style:name="P25" style:family="paragraph" style:parent-style-name="Standard">
      <style:text-properties officeooo:rsid="0017f606" officeooo:paragraph-rsid="0017f606"/>
    </style:style>
    <style:style style:name="P26" style:family="paragraph" style:parent-style-name="Standard">
      <style:text-properties fo:font-size="8pt" officeooo:rsid="0017f606" officeooo:paragraph-rsid="0017f606" style:font-size-asian="8pt" style:font-size-complex="8pt"/>
    </style:style>
    <style:style style:name="P27" style:family="paragraph" style:parent-style-name="Standard">
      <style:text-properties officeooo:rsid="001dca25" officeooo:paragraph-rsid="001dca25"/>
    </style:style>
    <style:style style:name="P28" style:family="paragraph" style:parent-style-name="Standard">
      <style:text-properties officeooo:rsid="001dca25" officeooo:paragraph-rsid="0028911c"/>
    </style:style>
    <style:style style:name="P29" style:family="paragraph" style:parent-style-name="Standard">
      <style:text-properties fo:font-size="18pt" fo:font-weight="bold" officeooo:rsid="00060db8" officeooo:paragraph-rsid="00060db8" style:font-size-asian="18pt" style:font-weight-asian="bold" style:font-size-complex="18pt" style:font-weight-complex="bold"/>
    </style:style>
    <style:style style:name="P30" style:family="paragraph" style:parent-style-name="Standard">
      <style:text-properties officeooo:rsid="00210aa5" officeooo:paragraph-rsid="00210aa5"/>
    </style:style>
    <style:style style:name="P31" style:family="paragraph" style:parent-style-name="Standard">
      <style:text-properties officeooo:rsid="0025195c" officeooo:paragraph-rsid="0025195c"/>
    </style:style>
    <style:style style:name="P32" style:family="paragraph" style:parent-style-name="Standard">
      <style:text-properties officeooo:rsid="00253940" officeooo:paragraph-rsid="00253940"/>
    </style:style>
    <style:style style:name="P33" style:family="paragraph" style:parent-style-name="Standard">
      <style:text-properties officeooo:rsid="0025195c" officeooo:paragraph-rsid="001dca25" fo:background-color="#99ff33"/>
    </style:style>
    <style:style style:name="P34" style:family="paragraph" style:parent-style-name="Standard">
      <style:text-properties officeooo:rsid="0025195c" officeooo:paragraph-rsid="0021217c" fo:background-color="#99ff33"/>
    </style:style>
    <style:style style:name="P35" style:family="paragraph" style:parent-style-name="Standard">
      <style:text-properties officeooo:rsid="0025195c" officeooo:paragraph-rsid="0027f199" fo:background-color="#99ff33"/>
    </style:style>
    <style:style style:name="P36" style:family="paragraph" style:parent-style-name="Standard">
      <style:text-properties officeooo:rsid="0025195c" officeooo:paragraph-rsid="002898f7" fo:background-color="#99ff33"/>
    </style:style>
    <style:style style:name="P37" style:family="paragraph" style:parent-style-name="Standard">
      <style:text-properties officeooo:rsid="0025195c" officeooo:paragraph-rsid="0034bb1b" fo:background-color="#99ff33"/>
    </style:style>
    <style:style style:name="P38" style:family="paragraph" style:parent-style-name="Standard">
      <style:paragraph-properties fo:text-align="center" style:justify-single-word="false"/>
      <style:text-properties officeooo:rsid="002a7788" officeooo:paragraph-rsid="002a7788"/>
    </style:style>
    <style:style style:name="P39" style:family="paragraph" style:parent-style-name="Standard">
      <style:paragraph-properties fo:text-align="start" style:justify-single-word="false"/>
      <style:text-properties officeooo:rsid="002a7788" officeooo:paragraph-rsid="002a7788"/>
    </style:style>
    <style:style style:name="P40" style:family="paragraph" style:parent-style-name="Standard">
      <style:paragraph-properties fo:text-align="start" style:justify-single-word="false"/>
      <style:text-properties officeooo:rsid="002a7788" officeooo:paragraph-rsid="003b9ebf"/>
    </style:style>
    <style:style style:name="P41" style:family="paragraph" style:parent-style-name="Standard">
      <style:text-properties style:font-name="monospace" fo:font-size="13.5pt"/>
    </style:style>
    <style:style style:name="P42" style:family="paragraph" style:parent-style-name="Standard">
      <style:paragraph-properties fo:text-align="start" style:justify-single-word="false"/>
      <style:text-properties style:font-name="monospace" fo:font-size="13.5pt" officeooo:rsid="002a7788" officeooo:paragraph-rsid="002fb5d6"/>
    </style:style>
    <style:style style:name="P43" style:family="paragraph" style:parent-style-name="Standard">
      <style:paragraph-properties fo:text-align="start" style:justify-single-word="false"/>
      <style:text-properties officeooo:rsid="003041fc" officeooo:paragraph-rsid="003041fc"/>
    </style:style>
    <style:style style:name="P44" style:family="paragraph" style:parent-style-name="Standard">
      <style:text-properties officeooo:rsid="0034bb1b" officeooo:paragraph-rsid="0034bb1b"/>
    </style:style>
    <style:style style:name="P4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7f606" officeooo:paragraph-rsid="0017f606"/>
    </style:style>
    <style:style style:name="P46" style:family="paragraph" style:parent-style-name="Standard">
      <style:paragraph-properties fo:text-align="center" style:justify-single-word="false" style:border-line-width-bottom="0.088cm 0.026cm 0.026cm" fo:padding="0.074cm" fo:border-left="none" fo:border-right="none" fo:border-top="none" fo:border-bottom="4pt double #000000" style:join-border="false"/>
      <style:text-properties officeooo:rsid="002a7788" officeooo:paragraph-rsid="002a7788"/>
    </style:style>
    <style:style style:name="P4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0221bd"/>
    </style:style>
    <style:style style:name="P48" style:family="paragraph" style:parent-style-name="Standard">
      <style:paragraph-properties fo:margin-top="0cm" fo:margin-bottom="0.499cm" loext:contextual-spacing="false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P50" style:family="paragraph" style:parent-style-name="Text_20_body">
      <style:paragraph-properties fo:margin-top="0cm" fo:margin-bottom="0cm" loext:contextual-spacing="false"/>
    </style:style>
    <style:style style:name="P51" style:family="paragraph" style:parent-style-name="Preformatted_20_Text">
      <style:text-properties officeooo:rsid="000221bd" officeooo:paragraph-rsid="000221bd"/>
    </style:style>
    <style:style style:name="P52" style:family="paragraph" style:parent-style-name="Preformatted_20_Text">
      <style:paragraph-properties fo:text-align="start" style:justify-single-word="false"/>
      <style:text-properties officeooo:rsid="003041fc" officeooo:paragraph-rsid="003041fc"/>
    </style:style>
    <style:style style:name="P53" style:family="paragraph" style:parent-style-name="Standard">
      <style:text-properties officeooo:rsid="0028911c" officeooo:paragraph-rsid="0028911c" fo:background-color="#99ff33"/>
    </style:style>
    <style:style style:name="P54" style:family="paragraph" style:parent-style-name="Standard">
      <style:text-properties officeooo:rsid="0025195c" officeooo:paragraph-rsid="0034bb1b" fo:background-color="#99ff33"/>
    </style:style>
    <style:style style:name="P55" style:family="paragraph" style:parent-style-name="Standard">
      <style:text-properties officeooo:rsid="0034de78" officeooo:paragraph-rsid="0034de78" fo:background-color="#ffff00"/>
    </style:style>
    <style:style style:name="P56" style:family="paragraph" style:parent-style-name="Standard">
      <style:text-properties officeooo:rsid="000221bd" officeooo:paragraph-rsid="000221bd"/>
    </style:style>
    <style:style style:name="P57" style:family="paragraph" style:parent-style-name="Standard">
      <style:text-properties fo:font-weight="bold" officeooo:rsid="0034bb1b" officeooo:paragraph-rsid="0022154d" fo:background-color="#dddddd" style:font-weight-asian="bold" style:font-weight-complex="bold"/>
    </style:style>
    <style:style style:name="P58" style:family="paragraph" style:parent-style-name="Standard">
      <style:text-properties fo:font-weight="bold" officeooo:rsid="0034bb1b" officeooo:paragraph-rsid="003e38a7" fo:background-color="#dddddd" style:font-weight-asian="bold" style:font-weight-complex="bold"/>
    </style:style>
    <style:style style:name="P59" style:family="paragraph" style:parent-style-name="Standard">
      <style:text-properties fo:font-weight="normal" officeooo:rsid="0025195c" officeooo:paragraph-rsid="003e38a7" fo:background-color="#99ff33" style:font-weight-asian="normal" style:font-weight-complex="normal"/>
    </style:style>
    <style:style style:name="T1" style:family="text">
      <style:text-properties officeooo:rsid="000b80d0"/>
    </style:style>
    <style:style style:name="T2" style:family="text">
      <style:text-properties officeooo:rsid="001f2f8f"/>
    </style:style>
    <style:style style:name="T3" style:family="text">
      <style:text-properties officeooo:rsid="002355dd"/>
    </style:style>
    <style:style style:name="T4" style:family="text">
      <style:text-properties officeooo:rsid="0028911c" fo:background-color="#99ff33" loext:char-shading-value="0"/>
    </style:style>
    <style:style style:name="T5" style:family="text">
      <style:text-properties officeooo:rsid="002898f7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erif" officeooo:rsid="0022154d"/>
    </style:style>
    <style:style style:name="T9" style:family="text">
      <style:text-properties style:font-name="Liberation Serif" officeooo:rsid="002c1a5b"/>
    </style:style>
    <style:style style:name="T10" style:family="text">
      <style:text-properties style:font-name="Liberation Serif" fo:font-size="12pt" officeooo:rsid="0022154d" style:font-size-asian="12pt" style:font-size-complex="12pt"/>
    </style:style>
    <style:style style:name="T11" style:family="text">
      <style:text-properties style:font-name="Liberation Serif" fo:font-size="12pt" officeooo:rsid="003b9ebf" style:font-size-asian="12pt" style:font-size-complex="12pt"/>
    </style:style>
    <style:style style:name="T12" style:family="text">
      <style:text-properties style:font-name="Liberation Serif" fo:font-size="12pt" officeooo:rsid="0025195c" fo:background-color="#99ff33" loext:char-shading-value="0" style:font-size-asian="12pt" style:font-size-complex="12pt"/>
    </style:style>
    <style:style style:name="T13" style:family="text">
      <style:text-properties style:font-name="Liberation Serif" officeooo:rsid="0025195c" fo:background-color="#99ff33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21217c" fo:background-color="#ffff00" loext:char-shading-value="0"/>
    </style:style>
    <style:style style:name="T16" style:family="text">
      <style:text-properties officeooo:rsid="003e38a7"/>
    </style:style>
    <style:style style:name="T17" style:family="text">
      <style:text-properties officeooo:rsid="003fff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Запросы к nvidia-settings</text:p>
      <text:p text:style-name="P29">Просмотр атрибутов для запросов </text:p>
      <text:p text:style-name="P29">nvidia-settings -q all</text:p>
      <text:p text:style-name="P9"/>
      <text:p text:style-name="P8">nvidia-settings --query [gpu:0]/GPUCoreTemp</text:p>
      <text:p text:style-name="P8"/>
      <text:p text:style-name="P8"><text:s/>Attribute 'GPUCoreTemp' (LnxPC:0[gpu:0]): 31.</text:p>
      <text:p text:style-name="P8"><text:s text:c="4"/>'GPUCoreTemp' is an integer attribute.</text:p>
      <text:p text:style-name="P8"><text:s text:c="4"/>'GPUCoreTemp' is a read-only attribute.</text:p>
      <text:p text:style-name="P8"><text:s text:c="4"/>'GPUCoreTemp' can use the following target types: X Screen, GPU.</text:p>
      <text:p text:style-name="P3"/>
      <text:p text:style-name="P3"/>
      <text:p text:style-name="P10">nvidia-settings -q [fan:$i]/GPUCurrentFanSpeed -t | head -1</text:p>
      <text:p text:style-name="P10">32</text:p>
      <text:p text:style-name="P11"><text:span text:style-name="T14">nvidia-settings -t -q [</text:span><text:span text:style-name="T15">gpu</text:span><text:span text:style-name="T14">:0]/GPUCoreTemp</text:span></text:p>
      <text:p text:style-name="P11">32</text:p>
      <text:p text:style-name="P11"/>
      <text:p text:style-name="P12">nvidia-settings -t -q [gpu:0]/GPUPowerMizerMode</text:p>
      <text:p text:style-name="P12"/>
      <text:p text:style-name="P13">nvidia-settings -t -q [gpu:0]/GPUCurrentPerfLevel</text:p>
      <text:p text:style-name="P13"/>
      <text:p text:style-name="P18">Просмотр доступных <text:span text:style-name="T1">PerfLevel </text:span>для текущей ВК:</text:p>
      <text:p text:style-name="P18">nvidia-settings -t -q [gpu:0]/GPUPerfModes</text:p>
      <text:p text:style-name="P14"/>
      <text:p text:style-name="P15">Текущая частота ядра и памяти</text:p>
      <text:p text:style-name="P15">nvidia-settings -t -q [gpu:0]/GPUCurrentClockFreqs</text:p>
      <text:p text:style-name="P15"/>
      <text:p text:style-name="P15"><text:tab/>1058,2700</text:p>
      <text:p text:style-name="P15"/>
      <text:p text:style-name="P16">Perfomance Level:</text:p>
      <text:p text:style-name="P16">nvidia-settings -t -q [gpu:0]/GPUCurrentPerfLevel</text:p>
      <text:p text:style-name="P16"/>
      <text:p text:style-name="P17">Узнать версию драйвера:</text:p>
      <text:p text:style-name="P17">nvidia-settings -t -q [gpu:0]/NvidiaDriverVersion</text:p>
      <text:p text:style-name="P17"/>
      <text:p text:style-name="P17"><text:tab/>390.25</text:p>
      <text:p text:style-name="P17"/>
      <text:p text:style-name="P17">По этому запросу дублирует:</text:p>
      <text:p text:style-name="P17">nvidia-settings -t -q NvidiaDriverVersion</text:p>
      <text:p text:style-name="P17"><text:tab/></text:p>
      <text:p text:style-name="P17"><text:tab/>390.25</text:p>
      <text:p text:style-name="P17"><text:tab/>390.25</text:p>
      <text:p text:style-name="P17"/>
      <text:p text:style-name="P17"/>
      <text:p text:style-name="P3">nvidia-settings --query [gpu:0]/GPUPowerMizerMode</text:p>
      <text:p text:style-name="P3"/>
      <text:p text:style-name="P8">Attribute 'GPUPowerMizerMode' (LnxPC:0[gpu:0]): 2.</text:p>
      <text:p text:style-name="P8"><text:s text:c="4"/>Valid values for 'GPUPowerMizerMode' are: 0, 1 and 2.</text:p>
      <text:p text:style-name="P8"><text:s text:c="4"/>'GPUPowerMizerMode' can use the following target types: GPU.</text:p>
      <text:p text:style-name="P8"/>
      <text:p text:style-name="P8"><text:soft-page-break/></text:p>
      <text:p text:style-name="P8"/>
      <text:p text:style-name="P7">Парсинг nvidia-settings при помощи awk</text:p>
      <text:p text:style-name="P7"/>
      <text:p text:style-name="P23">Парсинг Memory Transfer Rate <text:span text:style-name="T2">on perf=0</text:span></text:p>
      <text:p text:style-name="P21"/>
      <text:p text:style-name="P21">nvidia-settings -q [gpu:0]/GPUPerfModes | grep 'memTransferRate' | awk -F":" ' NR==1,NR==1 ' | <text:s/>awk ' {print $5} '</text:p>
      <text:p text:style-name="P19"/>
      <text:p text:style-name="P24">или лучше так:</text:p>
      <text:p text:style-name="P24"/>
      <text:p text:style-name="P24">nvidia-settings -q [gpu:0]/GPUPerfModes | awk -F":" ' NR==3,NR==3 ' | <text:s/>awk ' {print $5} '</text:p>
      <text:p text:style-name="P24"/>
      <text:p text:style-name="P25">по точнее:</text:p>
      <text:p text:style-name="P25"/>
      <text:p text:style-name="P22">nvidia-settings -q [gpu:0]/GPUPerfModes | awk -F":" ' NR==3,NR==3 ' | <text:s/>awk ' {print $5} ' | awk -F"=" '{print $2}'</text:p>
      <text:p text:style-name="P3"/>
      <text:p text:style-name="P25">в идеале вот так:</text:p>
      <text:p text:style-name="P25"/>
      <text:p text:style-name="P26">nvidia-settings -q [gpu:0]/GPUPerfModes | awk -F":" ' NR==3,NR==3 ' | <text:s/>awk ' {print $5} ' | awk -F"=" '{print $2}' | awk -F"," '{print $1}'</text:p>
      <text:p text:style-name="P25"/>
      <text:p text:style-name="P25">Вывод:</text:p>
      <text:p text:style-name="P25"><text:tab/>810</text:p>
      <text:p text:style-name="P45"/>
      <text:p text:style-name="P25"/>
      <text:p text:style-name="P25"/>
      <text:p text:style-name="P4">Парсинг текуще<text:span text:style-name="T3">го состояния ВК (версия драйвера ,ядро, память, t ядра, ) из Nvidia-settings</text:span></text:p>
      <text:p text:style-name="P31"/>
      <text:p text:style-name="P36"><text:span text:style-name="T5">NvidiaDriverVersion</text:span>:</text:p>
      <text:p text:style-name="P32">nvidia-settings -q NvidiaDriverVersion | awk -F":" ' NR==3,NR==3 ' | awk -F" " '{print $4}'</text:p>
      <text:p text:style-name="P2"/>
      <text:p text:style-name="P35">GPUPowerMizerMode:</text:p>
      <text:p text:style-name="P20">nvidia-settings -q [gpu:0]/GPUPowerMizerMode | <text:s/>awk -F":" ' NR==2,NR==2 ' | awk -F" " '{print $4}' | awk -F"." '{print $1}'</text:p>
      <text:p text:style-name="P33"/>
      <text:p text:style-name="P53">Graphics Clock:</text:p>
      <text:p text:style-name="P27">nvidia-settings -t -q [gpu:0]/GPUCurrentClockFreqs | awk -F"," '{print $1}'</text:p>
      <text:p text:style-name="P27"/>
      <text:p text:style-name="P28"><text:span text:style-name="T4">Memory Transfer Rate</text:span>(надо умножить в 2 раза, особенность Linux): </text:p>
      <text:p text:style-name="P27">nvidia-settings -t -q [gpu:0]/GPUCurrentClockFreqs | awk -F"," '{print $2}'</text:p>
      <text:p text:style-name="P27"/>
      <text:p text:style-name="P34">GPUCoreTemp:</text:p>
      <text:p text:style-name="P57">nvidia-settings -t -q [gpu:0]/GPUCoreTemp</text:p>
      <text:p text:style-name="P57"/>
      <text:p text:style-name="P59"><text:span text:style-name="T16">Fan Speed</text:span>:</text:p>
      <text:p text:style-name="P58">nvidia-settings -t -q [<text:span text:style-name="T17">fan</text:span>:0]/<text:span text:style-name="T16">GPUCurrentFanSpeed</text:span></text:p>
      <text:p text:style-name="P2"/>
      <text:p text:style-name="P55">N* - номер Perfomance Level</text:p>
      <text:p text:style-name="P37">Добавить по ядру:</text:p>
      <text:p text:style-name="P5">nvidia-settings -a '[gpu:0]/GPUGraphicsClockOffset<text:span text:style-name="T14">[N*]</text:span>=100'</text:p>
      <text:p text:style-name="P44"/>
      <text:p text:style-name="P37">Добавить по памяти:</text:p>
      <text:p text:style-name="P5">nvidia-settings -a '[gpu:0]/GPUMemoryTransferRateOffset<text:span text:style-name="T14">[N*]</text:span>=0'</text:p>
      <text:p text:style-name="P47"><text:soft-page-break/></text:p>
      <text:p text:style-name="P2"/>
      <text:p text:style-name="P2"/>
      <text:p text:style-name="P2"/>
      <text:p text:style-name="P38"><text:span text:style-name="T7">Запросы и парсинг nvidia-smi</text:span> </text:p>
      <text:p text:style-name="P38"/>
      <text:p text:style-name="P38"/>
      <text:p text:style-name="P42"><text:span text:style-name="Source_20_Text"><text:span text:style-name="T10">Query attributes for all GPUs once, and display in plain text to std-out.</text:span></text:span></text:p>
      <text:p text:style-name="P39"><text:span text:style-name="Source_20_Text"><text:span text:style-name="T10">nvidia-smi -q</text:span></text:span></text:p>
      <text:p text:style-name="P41"><text:span text:style-name="Source_20_Text"><text:span text:style-name="T10"/></text:span></text:p>
      <text:p text:style-name="P40"><text:span text:style-name="Source_20_Text"><text:span text:style-name="T12">Узнать поддерживаемые частоты ВК:</text:span></text:span></text:p>
      <text:p text:style-name="P40"><text:span text:style-name="Source_20_Text"><text:span text:style-name="T11">nvidia-smi -i 0 -q -d SUPPORTED_CLOCKS</text:span></text:span></text:p>
      <text:p text:style-name="P39"><text:span text:style-name="Source_20_Text"><text:span text:style-name="T9"/></text:span></text:p>
      <text:p text:style-name="P39"><text:span text:style-name="Source_20_Text"><text:span text:style-name="T13">Отчет о текущей потребляемой мощности GPU 0 в Ваттах:</text:span></text:span></text:p>
      <text:p text:style-name="P39"><text:span text:style-name="Source_20_Text"><text:span text:style-name="T8">nvidia-smi -i 0 --format=csv,noheader --query-gpu=power.draw</text:span></text:span></text:p>
      <text:p text:style-name="P38"/>
      <text:p text:style-name="P43">начинаем с</text:p>
      <text:p text:style-name="P43">nvidia-smi --format=csv,noheader далее :</text:p>
      <text:p text:style-name="P43"/>
      <text:p text:style-name="P52">$ nvidia-smi -q -d TEMPERATURE | awk '/GPU Current Temp/ {print $5}'</text:p>
      <text:p text:style-name="P49">52</text:p>
      <text:p text:style-name="P43"><text:span text:style-name="T6">Используем power limit.</text:span><text:line-break/>Увидеть текущее значение для каждой карты:</text:p>
      <text:p text:style-name="P48">Код:</text:p>
      <text:p text:style-name="P49">nvidia-smi</text:p>
      <text:p text:style-name="P50">Значение задаётся в ваттах:</text:p>
      <text:p text:style-name="Text_20_body">Код:</text:p>
      <text:p text:style-name="P49">sudo nvidia-smi -pl 200</text:p>
      <text:p text:style-name="P50">Если нужно применить power limit к конкретной карте, то её BusID вписываем после аргумета -i</text:p>
      <text:p text:style-name="Text_20_body">Код:</text:p>
      <text:p text:style-name="P49">sudo nvidia-smi -i 0000:08:00.0 -pl 220</text:p>
      <text:p text:style-name="P43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6"/>
      <text:p text:style-name="P39"/>
      <text:p text:style-name="P39"/>
      <text:p text:style-name="P2"/>
      <text:p text:style-name="P2"/>
      <text:p text:style-name="P30"><text:soft-page-break/>Использованные статьи:</text:p>
      <text:p text:style-name="P30"/>
      <text:p text:style-name="P30"><text:a xlink:type="simple" xlink:href="http://rus-linux.net/MyLDP/consol/awk.html" text:style-name="Internet_20_link" text:visited-style-name="Visited_20_Internet_20_Link">http://rus-linux.net/MyLDP/consol/awk.html</text:a></text:p>
      <text:p text:style-name="P30"/>
      <text:p text:style-name="P30"><text:a xlink:type="simple" xlink:href="http://proft.me/2011/05/8/awk-parsing-fajlov-po-shablonu/" text:style-name="Internet_20_link" text:visited-style-name="Visited_20_Internet_20_Link">http://proft.me/2011/05/8/awk-parsing-fajlov-po-shablonu/</text:a></text:p>
      <text:p text:style-name="P3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корость кулера:<text:line-break/></text:p>
      <text:p text:style-name="P2">nvidia-settings -q [fan:$i]/GPUCurrentFanSpeed -t | head -1</text:p>
      <text:p text:style-name="P1"/>
      <text:p text:style-name="P51">fanspeed=`nvidia-settings -q [fan:$i]/GPUCurrentFanSpeed -t | head -1`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0:32:31.504583509</meta:creation-date>
    <dc:date>2018-03-23T22:56:39.644900123</dc:date>
    <meta:editing-duration>PT9H24M25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4" meta:paragraph-count="88" meta:word-count="462" meta:character-count="3549" meta:non-whitespace-character-count="3143"/>
  </office:meta>
</office:document-meta>
</file>